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2"/>
        <table:table-row table:style-name="ro1">
          <table:table-cell office:value-type="string" calcext:value-type="string">
            <text:p>Hoja para evaluación de herramientas E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Peso del Proyecto</text:p>
          </table:table-cell>
          <table:table-cell office:value-type="string" calcext:value-type="string">
            <text:p>Vendedor 1</text:p>
          </table:table-cell>
          <table:table-cell office:value-type="string" calcext:value-type="string">
            <text:p>Vendedor 2</text:p>
          </table:table-cell>
          <table:table-cell office:value-type="string" calcext:value-type="string">
            <text:p>Vendedor 3</text:p>
          </table:table-cell>
          <table:table-cell office:value-type="string" calcext:value-type="string">
            <text:p>Vendedor 4</text:p>
          </table:table-cell>
          <table:table-cell office:value-type="string" calcext:value-type="string">
            <text:p>Vendedor 5</text:p>
          </table:table-cell>
        </table:table-row>
        <table:table-row table:style-name="ro1">
          <table:table-cell table:style-name="ce1" office:value-type="string" calcext:value-type="string">
            <text:p>Funcionalidad Princip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ilidad de instalación y mantenimient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porte para fuentes principales (Oracle, SQL Server, ERP).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porte para destinos principales.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nguage para scripting con características completas.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ensibl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jecución multiplataform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ilidades para carga rápida en destino (BULK INSERT, etc.)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uncionalidad Principal</text:p>
          </table:table-cell>
          <table:table-cell table:formula="of:=SUM([.B5:.B11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uncionalidad para transformacion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estión de Slowly changing dims. (tipo 2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alla para gestión de calidad de dato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 table pipeline key substitution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ejo para dimensiones de llegada tardía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okups validación para tablas grande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ón de surrogate key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ejo para fact tables de llegada tardía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lex Joins, Outer Join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tura de datos cambiantes (logs) y propagación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ocimiento interno de ERP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ón y construcción de agregacione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álculos complejo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ejo de excepciones y errore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rado y validación de fuente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uncionalidad para transformaciones</text:p>
          </table:table-cell>
          <table:table-cell table:formula="of:=SUM([.B14:.B28])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esempeñ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scores (plataforma estándard y Scripts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porte de ejecución paralela.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ciones de escalabilidad (CPUs, clusters, distributed, etc.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inación de controladores de bases de dat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uimiento y gestión de desempeñ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esempeño</text:p>
          </table:table-cell>
          <table:table-cell table:formula="of:=SUM([.B32:.B36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roductivid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formación y mapeo visual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ilidad para cambiar módulos con bajo impact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ño visual de tareasl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ilidad para el reuso de componente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ilidad para revisar modulos existente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ge control / Version management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rimiento mínimo de programació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roductividad</text:p>
          </table:table-cell>
          <table:table-cell table:formula="of:=SUM([.B40:.B46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Operations and Job Contr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gramación de eventos calendarizabl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porte interno para variables globale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ón de dependencias secuenciales de tarea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porta llamadas a procedimientos interno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gin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b transaction boundaries and restart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ificaciones y alerta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porta llamadas al sistema operativ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perations and Job Control</text:p>
          </table:table-cell>
          <table:table-cell table:formula="of:=SUM([.B50:.B57])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ministración de metadat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data Exchange -- Import (XMI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data Exchange -- Export (XMI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data descriptiva para el negoci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eo de fuente-destin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ámetros y definiciones para el control de trabajo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adísticas de operacione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iones de reporte-Explorador de metadato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uimiento automático de dependencias de tabla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ation Rule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 table:formula="of:=SUM([.B61:.B70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Información del vended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o del software inicial-anual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porte técnic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abilidad financiera a largo plazo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tos adicionales de implementación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urez del product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tos de consultorías/consulta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formación del vendedor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80];[.B71];[.B58];[.B47];[.B37];[.B29];[.B12])" office:value-type="float" office:value="1225" calcext:value-type="float">
            <text:p>1225</text:p>
          </table:table-cell>
          <table:table-cell table:number-columns-repeated="5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0:21:22.1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1-02-04T10:54:11.639000000</dc:date>
    <meta:editing-duration>PT22M13S</meta:editing-duration>
    <meta:editing-cycles>3</meta:editing-cycles>
    <meta:document-statistic meta:table-count="1" meta:cell-count="144" meta:object-count="0"/>
  </office:meta>
</office:document-meta>
</file>